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2689"/>
    </style:style>
    <style:style style:name="T1" style:family="text">
      <style:text-properties officeooo:rsid="001326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icro ros is the robotic framework that bridges the gap between resource constrained and larger processing units and robotic applications. In addiction micro-ROS brings the ros programming interface to these resource constrained devices. With micro-ROS micro controllers can be integrated seamlessly into the ros 2 based systems. The combination between ros2 and micro ros results in a full stack robotic framework that lowers market entry barriers by saving costs and accelerating robot developments. But the contribution of micro-ROS goes beyond the integration and portability of ROS based software microcontrollers. The fiber micro ROS adaper makes robots interoperable with heterogeneous services, sensors and devices from the iot world. By sharing rich context information with a wide range of iot solutions, robots becomes smarter and can better adapt to their environments, this allows truly distributed robotic systems to interact even more intellegently with the world around th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9T19:05:37.489244525</meta:creation-date>
    <dc:date>2021-09-29T21:02:57.857674284</dc:date>
    <meta:editing-duration>PT1H45M50S</meta:editing-duration>
    <meta:editing-cycles>1</meta:editing-cycles>
    <meta:document-statistic meta:table-count="0" meta:image-count="0" meta:object-count="0" meta:page-count="1" meta:paragraph-count="1" meta:word-count="145" meta:character-count="991" meta:non-whitespace-character-count="847"/>
    <meta:generator>LibreOffice/6.4.7.2$Linux_X86_64 LibreOffice_project/40$Build-2</meta:generator>
  </office:meta>
</office:document-meta>
</file>